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Standard" style:master-page-name="Index">
      <style:paragraph-properties style:page-number="auto"/>
    </style:style>
    <style:style style:name="T1" style:family="text">
      <style:text-properties officeooo:rsid="001ec7f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1f40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0.<text:span text:style-name="T10">5</text:span></text:p>
      <text:p text:style-name="P8">Mozilla Thunderbird Configuration Guide</text:p>
      <text:p text:style-name="P3"/>
      <text:p text:style-name="P17">Copyright © <text:s/>2009-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10">5</text:span> – <text:span text:style-name="T10">April</text:span> 201<text:span text:style-name="T1">3</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2">Chapter 4<text:tab/>SOGo Integrator Customization <text:s text:c="2"/><text:tab/>6</text:p>
          <text:p text:style-name="P13">Customization <text:s text:c="2"/><text:tab/>6</text:p>
          <text:p text:style-name="P12">Chapter 5<text:tab/>SOGo Update Server <text:s text:c="2"/><text:tab/>8</text:p>
          <text:p text:style-name="P13">Installation <text:s text:c="2"/><text:tab/>8</text:p>
          <text:p text:style-name="P13">Configuration <text:s text:c="2"/><text:tab/>8</text:p>
          <text:p text:style-name="P12">Chapter 6<text:tab/>Additional Information <text:s text:c="2"/><text:tab/>12</text:p>
          <text:p text:style-name="P12">Chapter 7<text:tab/>Commercial Support and Contact Information <text:s text:c="2"/><text:tab/>13</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text:span text:style-name="T10">5</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and 17 ESR are supported but it is recommend to use the version 17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7 ESR of Thunderbird, you can use Mozilla Lightning version 1.9. In order to download the extension, please visit :</text:p>
      <text:p text:style-name="Standard"><text:a xlink:type="simple" xlink:href="https://addons.mozilla.org/en-US/thunderbird/addon/lightning/versions/?page=1#version-1.2.3">https://addons.mozilla.org/en-US/thunderbird/addon/lightning/versions/?page=1#version-1.</text:a>9</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and 17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text:line-break/>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text:s/>It should work out of the box as long as the script is placed in the same directory as the xpi files.</text:span></text:p>
      <text:p text:style-name="P5">If for some reason this is not the case, then the link should be adjusted to fit the actual file layout: <text:s/></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oft-page-break/><text:span text:style-name="T4">extensions.rdf</text:span><text:span text:style-name="T8"> file.</text:span></text:p>
      <text:p text:style-name="Standard"/>
      <text:p text:style-name="P11">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7.0.<text:span text:style-name="T10">4</text:span>",</text:p>
      <text:p text:style-name="Code"><text:s text:c="19"/>"filename" =&gt; "sogo-connector-17.0.<text:span text:style-name="T10">4</text:span>.xpi" ),</text:p>
      <text:p text:style-name="Code"><text:s text:c="9"/>"sogo-integrator@inverse.ca"</text:p>
      <text:p text:style-name="Code"><text:s text:c="9"/>=&gt; array( "application" =&gt; "thunderbird",</text:p>
      <text:p text:style-name="Code"><text:s text:c="19"/>"version" =&gt; "17.0.<text:span text:style-name="T10">4</text:span>",</text:p>
      <text:p text:style-name="Code"><text:s text:c="19"/>"filename" =&gt; "sogo-integrator-17.0.<text:span text:style-name="T10">4</text:span>-sogo-demo.xpi" ),</text:p>
      <text:p text:style-name="Code"><text:s text:c="9"/>"{e2fda1a4-762b-4020-b5ad-a41df1933103}"</text:p>
      <text:p text:style-name="Code"><text:s text:c="9"/>=&gt; array( "application" =&gt; "thunderbird",</text:p>
      <text:p text:style-name="Code"><text:s text:c="19"/>"version" =&gt; "1.9.<text:span text:style-name="T10">1</text:span>",</text:p>
      <text:p text:style-name="Code"><text:s text:c="19"/>"filename" =&gt; "lightning-1.9.<text:span text:style-name="T10">1</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1.9.<text:span text:style-name="T10">1</text:span>.xpi</text:p>
      <text:p text:style-name="Code">Linux_x86-gcc3/lightning-1.9.<text:span text:style-name="T10">1</text:span>.xpi</text:p>
      <text:p text:style-name="Code">Linux_x86_64-gcc3/lightning-1.9.<text:span text:style-name="T10">1</text:span>.xpi</text:p>
      <text:p text:style-name="Code">WINNT_x86-msvc/lightning-1.9.<text:span text:style-name="T10">1</text:span>.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ec7f1"/>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text:span text:style-name="MT1">3</text:span> Inverse inc.<text:tab/><text:chapter text:display="name" text:outline-level="1">Commercial Support and Contact Information</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b93205-6e6b3fc-7830f6d-c08ad66-1d9bf4</meta:generator>
    <meta:creation-date>2008-10-24T09:42:32</meta:creation-date>
    <meta:editing-cycles>153</meta:editing-cycles>
    <meta:editing-duration>P1DT3H2M55S</meta:editing-duration>
    <dc:date>2013-04-11T10:17:24</dc:date>
    <meta:document-statistic meta:table-count="0" meta:image-count="2" meta:object-count="0" meta:page-count="15" meta:paragraph-count="162" meta:word-count="1834" meta:character-count="13331" meta:non-whitespace-character-count="11309"/>
    <meta:user-defined meta:name="Info 1"/>
    <meta:user-defined meta:name="Info 2"/>
    <meta:user-defined meta:name="Info 3"/>
    <meta:user-defined meta:name="Info 4"/>
  </office:meta>
</office:document-meta>
</file>